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8.823cm"/>
    </style:style>
    <style:style style:name="co5" style:family="table-column">
      <style:table-column-properties fo:break-before="auto" style:column-width="7.733cm"/>
    </style:style>
    <style:style style:name="co6" style:family="table-column">
      <style:table-column-properties fo:break-before="auto" style:column-width="8.333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583cm"/>
    </style:style>
    <style:style style:name="co10" style:family="table-column">
      <style:table-column-properties fo:break-before="auto" style:column-width="6.616cm"/>
    </style:style>
    <style:style style:name="co11" style:family="table-column">
      <style:table-column-properties fo:break-before="auto" style:column-width="6.181cm"/>
    </style:style>
    <style:style style:name="co12" style:family="table-column">
      <style:table-column-properties fo:break-before="auto" style:column-width="7.761cm"/>
    </style:style>
    <style:style style:name="co13" style:family="table-column">
      <style:table-column-properties fo:break-before="auto" style:column-width="7.923cm"/>
    </style:style>
    <style:style style:name="co14" style:family="table-column">
      <style:table-column-properties fo:break-before="auto" style:column-width="7.816cm"/>
    </style:style>
    <style:style style:name="co15" style:family="table-column">
      <style:table-column-properties fo:break-before="auto" style:column-width="5.338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8.142cm"/>
    </style:style>
    <style:style style:name="co18" style:family="table-column">
      <style:table-column-properties fo:break-before="auto" style:column-width="9.721cm"/>
    </style:style>
    <style:style style:name="co19" style:family="table-column">
      <style:table-column-properties fo:break-before="auto" style:column-width="8.878cm"/>
    </style:style>
    <style:style style:name="co20" style:family="table-column">
      <style:table-column-properties fo:break-before="auto" style:column-width="6.399cm"/>
    </style:style>
    <style:style style:name="co21" style:family="table-column">
      <style:table-column-properties fo:break-before="auto" style:column-width="5.719cm"/>
    </style:style>
    <style:style style:name="co22" style:family="table-column">
      <style:table-column-properties fo:break-before="auto" style:column-width="7.952cm"/>
    </style:style>
    <style:style style:name="co23" style:family="table-column">
      <style:table-column-properties fo:break-before="auto" style:column-width="7.516cm"/>
    </style:style>
    <style:style style:name="co24" style:family="table-column">
      <style:table-column-properties fo:break-before="auto" style:column-width="8.006cm"/>
    </style:style>
    <style:style style:name="co25" style:family="table-column">
      <style:table-column-properties fo:break-before="auto" style:column-width="9.068cm"/>
    </style:style>
    <style:style style:name="ro1" style:family="table-row">
      <style:table-row-properties style:row-height="2.369cm" fo:break-before="auto" style:use-optimal-row-height="fals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6.42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0.95cm" fo:break-before="auto" style:use-optimal-row-height="false"/>
    </style:style>
    <style:style style:name="ro7" style:family="table-row">
      <style:table-row-properties style:row-height="8.345cm" fo:break-before="auto" style:use-optimal-row-height="false"/>
    </style:style>
    <style:style style:name="ro8" style:family="table-row">
      <style:table-row-properties style:row-height="12.793cm" fo:break-before="auto" style:use-optimal-row-height="false"/>
    </style:style>
    <style:style style:name="ro9" style:family="table-row">
      <style:table-row-properties style:row-height="8.398cm" fo:break-before="auto" style:use-optimal-row-height="false"/>
    </style:style>
    <style:style style:name="ro10" style:family="table-row">
      <style:table-row-properties style:row-height="4.343cm" fo:break-before="auto" style:use-optimal-row-height="false"/>
    </style:style>
    <style:style style:name="ro11" style:family="table-row">
      <style:table-row-properties style:row-height="6.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b92b6" fo:wrap-option="wrap" style:vertical-align="middl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 fo:wrap-option="wrap" style:vertical-align="middle"/>
      <style:text-properties fo:font-size="12pt" style:font-size-asian="12pt" style:font-size-complex="12pt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IN" style:font-size-complex="14pt" style:font-relief="none" style:text-emphasize="none" style:font-style-complex="normal" style:font-style-asian="normal" style:font-weight-complex="bold" style:font-weight-asian="bold" style:font-name-complex="Lohit Devanagari" style:font-name-asian="Noto Sans CJK SC" style:font-name="Liberation Sans" style:language-asian="zh" style:country-asian="CN" style:font-size-asian="14p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language-complex="hi" style:country-complex="IN" fo:font-size="14pt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language-asian="zh" style:country-asian="CN" style:font-name="Liberation Sans" fo:font-weight="normal" style:text-line-through-type="none" style:text-outline="false" style:text-line-through-mode="continuous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7" style:family="text">
      <style:text-properties style:font-weight-complex="normal" style:font-relief="none" style:font-style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fo:font-size="12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8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font-size-asian="12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9" style:family="text">
      <style:text-properties fo:language="en" fo:country="IN" style:font-relief="none" style:font-style-complex="normal" style:font-weight-complex="normal" style:font-size-complex="12pt" style:font-name-complex="Lohit Devanagari" style:language-complex="hi" style:country-complex="IN" fo:text-shadow="none" fo:font-style="normal" style:text-underline-style="none" style:text-underline-color="font-color" fo:font-size="12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0" style:family="text">
      <style:text-properties style:font-size-complex="12pt" style:font-relief="none" style:font-style-complex="normal" style:font-weight-complex="normal" style:font-name-complex="Lohit Devanagari" style:language-complex="hi" style:country-complex="IN" fo:language="en" fo:country="IN" fo:text-shadow="none" fo:font-style="normal" style:text-underline-style="none" style:text-underline-color="font-color" fo:font-size="12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12" style:family="text">
      <style:text-properties style:font-name-asian="Noto Sans CJK SC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14" style:family="text">
      <style:text-properties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Noto Sans CJK SC" style:font-name="Liberation Sans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16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7" style:family="text">
      <style:text-properties style:font-name="Liberation Sans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text-line-through-mode="continuous" fo:font-size="12pt" fo:font-weight="normal" style:text-line-through-type="none" style:text-outline="false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tBookingByI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<text:span text:style-name="T1">Booking – GetBookingById</text:span></text:p>
            <text:p><text:span text:style-name="T2"/></text:p>
            <text:p><text:span text:style-name="T2"/></text:p>
          </table:table-cell>
          <table:table-cell table:style-name="ce4" table:number-columns-repeated="2"/>
          <table:table-cell table:style-name="ce5" office:value-type="string" calcext:value-type="string">
            <text:p><text:span text:style-name="T4">BASE_URL :  </text:span><text:span text:style-name="T4"><text:a xlink:href="https://restful-booker.herokuapp.com/" xlink:type="simple">https://restful-booker.herokuapp.com</text:a></text:span>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TC_001</text:p>
          </table:table-cell>
          <table:table-cell office:value-type="string" calcext:value-type="string">
            <text:p>1. API is up and running</text:p>
          </table:table-cell>
          <table:table-cell office:value-type="string" calcext:value-type="string">
            <text:p>Check Status code of existing booking</text:p>
            <text:p><text:span text:style-name="T3">[ALL OK]</text:span></text:p>
          </table:table-cell>
          <table:table-cell office:value-type="string" calcext:value-type="string">
            <text:p>1. GET /booking/1</text:p>
          </table:table-cell>
          <table:table-cell table:number-columns-repeated="2" office:value-type="string" calcext:value-type="string">
            <text:p>return status code 200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C_002</text:p>
          </table:table-cell>
          <table:table-cell office:value-type="string" calcext:value-type="string">
            <text:p>1. API is up and running</text:p>
            <text:p>2. We have 10 bookings with id from 1 -10</text:p>
          </table:table-cell>
          <table:table-cell office:value-type="string" calcext:value-type="string">
            <text:p>Check Status code of non-existing booking</text:p>
            <text:p><text:span text:style-name="T3">[BOOKING NOT IN DB]</text:span></text:p>
          </table:table-cell>
          <table:table-cell office:value-type="string" calcext:value-type="string">
            <text:p>1. GET /booking/12</text:p>
          </table:table-cell>
          <table:table-cell table:number-columns-repeated="2" office:value-type="string" calcext:value-type="string">
            <text:p>return status code 404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C_003</text:p>
          </table:table-cell>
          <table:table-cell office:value-type="string" calcext:value-type="string">
            <text:p>1. API is up and running</text:p>
            <text:p>2. Values might be different but fields should be same</text:p>
          </table:table-cell>
          <table:table-cell office:value-type="string" calcext:value-type="string">
            <text:p>Check all fields in Body</text:p>
          </table:table-cell>
          <table:table-cell office:value-type="string" calcext:value-type="string">
            <text:p>1. GET /booking/1</text:p>
          </table:table-cell>
          <table:table-cell office:value-type="string" calcext:value-type="string">
            <text:p>following schema of body should be found : {</text:p>
            <text:p>    "firstname": "Susan",</text:p>
            <text:p>    "lastname": "Wilson",</text:p>
            <text:p>    "totalprice": 326,</text:p>
            <text:p>    "depositpaid": false,</text:p>
            <text:p>    "bookingdates": {</text:p>
            <text:p>        "checkin": "2018-07-13",</text:p>
            <text:p>        "checkout": "2020-05-15"</text:p>
            <text:p>    },</text:p>
            <text:p>    "additionalneeds": "Breakfast"</text:p>
            <text:p>}</text:p>
          </table:table-cell>
          <table:table-cell office:value-type="string" calcext:value-type="string">
            <text:p><text:span text:style-name="T5">following schema of body should be found : {</text:span></text:p>
            <text:p><text:span text:style-name="T5">    "firstname": "Susan",</text:span></text:p>
            <text:p><text:span text:style-name="T5">    "lastname": "Wilson",</text:span></text:p>
            <text:p><text:span text:style-name="T5">    "totalprice": 326,</text:span></text:p>
            <text:p><text:span text:style-name="T5">    "depositpaid": false,</text:span></text:p>
            <text:p><text:span text:style-name="T5">    "bookingdates": {</text:span></text:p>
            <text:p><text:span text:style-name="T5">        "checkin": "2018-07-13",</text:span></text:p>
            <text:p><text:span text:style-name="T5">        "checkout": "2020-05-15"</text:span></text:p>
            <text:p><text:span text:style-name="T5">    },</text:span></text:p>
            <text:p><text:span text:style-name="T5">    "additionalneeds": "Breakfast"</text:span></text:p>
            <text:p><text:span text:style-name="T5">}</text:span>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</table:table>
      <table:table table:name="GetAllBooking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8" table:number-columns-repeated="1018" table:default-cell-style-name="ce3"/>
        <table:table-row table:style-name="ro1">
          <table:table-cell table:style-name="ce1" office:value-type="string" calcext:value-type="string">
            <text:p><text:span text:style-name="T1">Booking – GetAllBookings</text:span></text:p>
            <text:p><text:span text:style-name="T2"/></text:p>
            <text:p><text:span text:style-name="T2"/></text:p>
          </table:table-cell>
          <table:table-cell table:style-name="ce4" table:number-columns-repeated="2"/>
          <table:table-cell table:style-name="ce5" office:value-type="string" calcext:value-type="string">
            <text:p><text:span text:style-name="T4">BASE_URL :  </text:span><text:span text:style-name="T4"><text:a xlink:href="https://restful-booker.herokuapp.com/" xlink:type="simple">https://restful-booker.herokuapp.com</text:a></text:span>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TC_001</text:p>
          </table:table-cell>
          <table:table-cell office:value-type="string" calcext:value-type="string">
            <text:p>1. API is up and running</text:p>
          </table:table-cell>
          <table:table-cell office:value-type="string" calcext:value-type="string">
            <text:p>Check Status code of existing booking</text:p>
          </table:table-cell>
          <table:table-cell office:value-type="string" calcext:value-type="string">
            <text:p>1. GET /booking</text:p>
          </table:table-cell>
          <table:table-cell table:number-columns-repeated="2" office:value-type="string" calcext:value-type="string">
            <text:p>return status code 200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C_002</text:p>
          </table:table-cell>
          <table:table-cell office:value-type="string" calcext:value-type="string">
            <text:p>1. API is up and running</text:p>
          </table:table-cell>
          <table:table-cell office:value-type="string" calcext:value-type="string">
            <text:p>Check response body</text:p>
          </table:table-cell>
          <table:table-cell office:value-type="string" calcext:value-type="string">
            <text:p>1. GET /booking</text:p>
          </table:table-cell>
          <table:table-cell office:value-type="string" calcext:value-type="string">
            <text:p>Response body should be  </text:p>
            <text:p>Array of {</text:p>
            <text:p> bookingid:</text:p>
            <text:p>},</text:p>
            <text:p>Example : [</text:p>
            <text:p>    {</text:p>
            <text:p>        "bookingid": 1091</text:p>
            <text:p>    },</text:p>
            <text:p>    {</text:p>
            <text:p>        "bookingid": 1723</text:p>
            <text:p>    },</text:p>
            <text:p>    {</text:p>
            <text:p>        "bookingid": 1771</text:p>
            <text:p>    },</text:p>
            <text:p>    {</text:p>
            <text:p>        "bookingid": 2289</text:p>
            <text:p>    },</text:p>
            <text:p>    {</text:p>
            <text:p>        "bookingid": 4053</text:p>
            <text:p>    }</text:p>
            <text:p>    ]</text:p>
          </table:table-cell>
          <table:table-cell office:value-type="string" calcext:value-type="string">
            <text:p>Correct Schema is received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C_003</text:p>
          </table:table-cell>
          <table:table-cell office:value-type="string" calcext:value-type="string">
            <text:p>1. API is up and running</text:p>
            <text:p>2. Two bookings with given firstname and lastname exists</text:p>
          </table:table-cell>
          <table:table-cell office:value-type="string" calcext:value-type="string">
            <text:p>Check status and response</text:p>
          </table:table-cell>
          <table:table-cell office:value-type="string" calcext:value-type="string">
            <text:p>1. GET /booking?firstname=John&amp;lastname=Doe</text:p>
          </table:table-cell>
          <table:table-cell office:value-type="string" calcext:value-type="string">
            <text:p>1. Status : 200</text:p>
            <text:p>2. Response body should be  </text:p>
            <text:p>Array of {</text:p>
            <text:p> bookingid:</text:p>
            <text:p>},</text:p>
            <text:p>Example : [</text:p>
            <text:p>    {</text:p>
            <text:p>        "bookingid": 1091</text:p>
            <text:p>    },</text:p>
            <text:p>    {</text:p>
            <text:p>        "bookingid": 1723</text:p>
            <text:p>    }</text:p>
            <text:p>    ]</text:p>
          </table:table-cell>
          <table:table-cell office:value-type="string" calcext:value-type="string">
            <text:p><text:span text:style-name="T6">1. Status : 200</text:span></text:p>
            <text:p><text:span text:style-name="T7">2. Response body should be  </text:span></text:p>
            <text:p><text:span text:style-name="T8">Array of {</text:span></text:p>
            <text:p><text:span text:style-name="T9"> bookingid:</text:span></text:p>
            <text:p><text:span text:style-name="T8">},</text:span></text:p>
            <text:p><text:span text:style-name="T10">Example : [</text:span></text:p>
            <text:p><text:span text:style-name="T6">    {</text:span></text:p>
            <text:p><text:span text:style-name="T7">        "bookingid": 1091</text:span></text:p>
            <text:p><text:span text:style-name="T8">    },</text:span></text:p>
            <text:p><text:span text:style-name="T9">    {</text:span></text:p>
            <text:p><text:span text:style-name="T8">        "bookingid": 1723</text:span></text:p>
            <text:p><text:span text:style-name="T10">    }</text:span></text:p>
            <text:p><text:span text:style-name="T6">    ]</text:span>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C_004</text:p>
          </table:table-cell>
          <table:table-cell office:value-type="string" calcext:value-type="string">
            <text:p>1. API is up and running</text:p>
            <text:p>2. one booking with given checkin and checkout exists</text:p>
          </table:table-cell>
          <table:table-cell office:value-type="string" calcext:value-type="string">
            <text:p>Check status and response</text:p>
          </table:table-cell>
          <table:table-cell office:value-type="string" calcext:value-type="string">
            <text:p>/booking?checkin=2020-05-12&amp;checkout=2020-05-15</text:p>
          </table:table-cell>
          <table:table-cell office:value-type="string" calcext:value-type="string">
            <text:p>1. Status : 200</text:p>
            <text:p>2. Response body should be  </text:p>
            <text:p>Array of {</text:p>
            <text:p> bookingid:</text:p>
            <text:p>},</text:p>
            <text:p>Example : [</text:p>
            <text:p>    {</text:p>
            <text:p>        "bookingid": 1091</text:p>
            <text:p>    }</text:p>
            <text:p>    ]</text:p>
          </table:table-cell>
          <table:table-cell office:value-type="string" calcext:value-type="string">
            <text:p><text:span text:style-name="T5">1. Status : 200</text:span></text:p>
            <text:p><text:span text:style-name="T5">2. Response body should be  </text:span></text:p>
            <text:p><text:span text:style-name="T5">Array of {</text:span></text:p>
            <text:p><text:span text:style-name="T5"> bookingid:</text:span></text:p>
            <text:p><text:span text:style-name="T5">},</text:span></text:p>
            <text:p><text:span text:style-name="T5">Example : []</text:span></text:p>
          </table:table-cell>
          <table:table-cell table:style-name="ce6" office:value-type="string" calcext:value-type="string">
            <text:p>FAIL</text:p>
          </table:table-cell>
          <table:table-cell table:number-columns-repeated="1017"/>
        </table:table-row>
      </table:table>
      <table:table table:name="CreateBooking" table:style-name="ta1">
        <table:table-column table:style-name="co15" table:default-cell-style-name="ce3"/>
        <table:table-column table:style-name="co3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8" table:default-cell-style-name="ce6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<text:span text:style-name="T1">Booking – CreateBooking</text:span></text:p>
            <text:p><text:span text:style-name="T2"/></text:p>
            <text:p><text:span text:style-name="T2"/></text:p>
          </table:table-cell>
          <table:table-cell table:style-name="ce4" table:number-columns-repeated="2"/>
          <table:table-cell table:style-name="ce5" office:value-type="string" calcext:value-type="string">
            <text:p><text:span text:style-name="T4">BASE_URL :  </text:span><text:span text:style-name="T4"><text:a xlink:href="https://restful-booker.herokuapp.com/" xlink:type="simple">https://restful-booker.herokuapp.com</text:a></text:span>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9">
          <table:table-cell office:value-type="string" calcext:value-type="string">
            <text:p>TC_001</text:p>
          </table:table-cell>
          <table:table-cell office:value-type="string" calcext:value-type="string">
            <text:p>1. API is up and running</text:p>
          </table:table-cell>
          <table:table-cell office:value-type="string" calcext:value-type="string">
            <text:p>Check Status code and response body </text:p>
            <text:p><text:span text:style-name="T3">[ALL OK]</text:span></text:p>
          </table:table-cell>
          <table:table-cell office:value-type="string" calcext:value-type="string">
            <text:p>1. Set Request Body : { </text:p>
            <text:p>    "firstname": "Susan",</text:p>
            <text:p>     "lastname": "Wilson",</text:p>
            <text:p>     "totalprice": 326,</text:p>
            <text:p>     "depositpaid": false,</text:p>
            <text:p>     "bookingdates": { </text:p>
            <text:p>        "checkin": "2018-07-13",</text:p>
            <text:p>         "checkout": "2020-05-15"</text:p>
            <text:p>     },</text:p>
            <text:p>     "additionalneeds": "Breakfast"</text:p>
            <text:p> }</text:p>
            <text:p>2. POST /booking</text:p>
          </table:table-cell>
          <table:table-cell office:value-type="string" calcext:value-type="string">
            <text:p>1. return status code 200</text:p>
            <text:p>2. response body should return same object as passed in request body with a new field name “bookingid”</text:p>
          </table:table-cell>
          <table:table-cell office:value-type="string" calcext:value-type="string">
            <text:p>1. return status code 200 </text:p>
            <text:p>2. response body : {</text:p>
            <text:p>    "bookingid": 3008,</text:p>
            <text:p>    "booking": {</text:p>
            <text:p>        "firstname": "Susan",</text:p>
            <text:p>        "lastname": "Wilson",</text:p>
            <text:p>        "totalprice": 326,</text:p>
            <text:p>        "depositpaid": false,</text:p>
            <text:p>        "bookingdates": {</text:p>
            <text:p>            "checkin": "2018-07-13",</text:p>
            <text:p>            "checkout": "2020-05-15"</text:p>
            <text:p>        },</text:p>
            <text:p>        "additionalneeds": "Breakfast"</text:p>
            <text:p>    }</text:p>
            <text:p>}</text:p>
          </table:table-cell>
          <table:table-cell table:style-name="ce3" office:value-type="string" calcext:value-type="string">
            <text:p>PASS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C_002</text:p>
          </table:table-cell>
          <table:table-cell office:value-type="string" calcext:value-type="string">
            <text:p>1. API is up and running</text:p>
          </table:table-cell>
          <table:table-cell office:value-type="string" calcext:value-type="string">
            <text:p>Check Status code and response body when a fields are not of required type </text:p>
            <text:p><text:span text:style-name="T3">[TYPE MISMATCH]</text:span></text:p>
          </table:table-cell>
          <table:table-cell office:value-type="string" calcext:value-type="string">
            <text:p>1. Set Request Body : { </text:p>
            <text:p>    "firstname": "Susan",</text:p>
            <text:p>    "lastname": "Wilson",</text:p>
            <text:p>     "totalprice": 326,</text:p>
            <text:p>     "depositpaid": “hello”,</text:p>
            <text:p>     "bookingdates": { </text:p>
            <text:p>        "checkin": "2018-07-13",</text:p>
            <text:p>         "checkout": "2020-05-15"</text:p>
            <text:p>     },</text:p>
            <text:p>     "additionalneeds": "Breakfast"</text:p>
            <text:p> }</text:p>
            <text:p>2. POST /booking</text:p>
          </table:table-cell>
          <table:table-cell office:value-type="string" calcext:value-type="string">
            <text:p>1. return status code 400</text:p>
            <text:p>2. Response Body : Bad Request</text:p>
          </table:table-cell>
          <table:table-cell office:value-type="string" calcext:value-type="string">
            <text:p>1. return status code 500</text:p>
            <text:p>2. Response Body : Internal Server Error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C_003</text:p>
          </table:table-cell>
          <table:table-cell office:value-type="string" calcext:value-type="string">
            <text:p>1. API is up and running</text:p>
          </table:table-cell>
          <table:table-cell office:value-type="string" calcext:value-type="string">
            <text:p>Check Status code and response body when a checkin date is greater than checkout date<text:span text:style-name="T3"> </text:span></text:p>
            <text:p><text:span text:style-name="T3">[LOGIC VALIDATION]</text:span></text:p>
          </table:table-cell>
          <table:table-cell office:value-type="string" calcext:value-type="string">
            <text:p>1. Set Request Body : {</text:p>
            <text:p>    "firstname": "Susan",</text:p>
            <text:p>    "lastname": "Wilson",</text:p>
            <text:p>    "totalprice": 326,</text:p>
            <text:p>    "depositpaid": false,</text:p>
            <text:p>    "bookingdates": {</text:p>
            <text:p>        "checkin": "2020-07-19",</text:p>
            <text:p>        "checkout": "2020-05-15"</text:p>
            <text:p>    },</text:p>
            <text:p>    "additionalneeds": "Breakfast"</text:p>
            <text:p>}</text:p>
            <text:p>2. POST /booking</text:p>
          </table:table-cell>
          <table:table-cell office:value-type="string" calcext:value-type="string">
            <text:p><text:span text:style-name="T5">1. return status code 400</text:span></text:p>
            <text:p><text:span text:style-name="T5">2. Response Body : Bad Request</text:span></text:p>
          </table:table-cell>
          <table:table-cell office:value-type="string" calcext:value-type="string">
            <text:p><text:span text:style-name="T5">1. return status code 200</text:span></text:p>
            <text:p><text:span text:style-name="T5">2. Response Body : {</text:span></text:p>
            <text:p><text:span text:style-name="T11">    "bookingid": 537,</text:span></text:p>
            <text:p><text:span text:style-name="T12">    "booking": {</text:span></text:p>
            <text:p><text:span text:style-name="T13">        "firstname": "Susan",</text:span></text:p>
            <text:p><text:span text:style-name="T14">        "lastname": "Wilson",</text:span></text:p>
            <text:p><text:span text:style-name="T15">        "totalprice": 326,</text:span></text:p>
            <text:p><text:span text:style-name="T5">        "depositpaid": true,</text:span></text:p>
            <text:p><text:span text:style-name="T11">        "bookingdates": {</text:span></text:p>
            <text:p><text:span text:style-name="T12">            "checkin": "2020-07-19",</text:span></text:p>
            <text:p><text:span text:style-name="T13">            "checkout": "2020-05-15"</text:span></text:p>
            <text:p><text:span text:style-name="T14">        },</text:span></text:p>
            <text:p><text:span text:style-name="T15">        "additionalneeds": "Breakfast"</text:span></text:p>
            <text:p><text:span text:style-name="T5">    }</text:span></text:p>
            <text:p><text:span text:style-name="T11">}</text:span>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TC_004</text:p>
          </table:table-cell>
          <table:table-cell office:value-type="string" calcext:value-type="string">
            <text:p>1. API is up and running</text:p>
          </table:table-cell>
          <table:table-cell office:value-type="string" calcext:value-type="string">
            <text:p>Check Status code and response body when a checkin date is greater than checkout date<text:span text:style-name="T3"> </text:span></text:p>
            <text:p><text:span text:style-name="T3">[MISSING FIELDS]</text:span></text:p>
          </table:table-cell>
          <table:table-cell office:value-type="string" calcext:value-type="string">
            <text:p>1. Set Request Body : {</text:p>
            <text:p>    "firstname": "Susan",</text:p>
            <text:p>    "totalprice": 326,</text:p>
            <text:p>    "depositpaid": false,</text:p>
            <text:p>    "bookingdates": {</text:p>
            <text:p>        "checkin": "2020-07-19",</text:p>
            <text:p>        "checkout": "2020-05-15"</text:p>
            <text:p>    },</text:p>
            <text:p>    "additionalneeds": "Breakfast"</text:p>
            <text:p>}</text:p>
            <text:p>2. POST /booking</text:p>
          </table:table-cell>
          <table:table-cell office:value-type="string" calcext:value-type="string">
            <text:p><text:span text:style-name="T5">1. return status code 400</text:span></text:p>
            <text:p><text:span text:style-name="T5">2. Response Body : Bad Request</text:span></text:p>
          </table:table-cell>
          <table:table-cell office:value-type="string" calcext:value-type="string">
            <text:p><text:span text:style-name="T5">1. return status code 500</text:span></text:p>
            <text:p><text:span text:style-name="T5">2. Response Body : Internal Server Error</text:span></text:p>
          </table:table-cell>
          <table:table-cell office:value-type="string" calcext:value-type="string">
            <text:p>FAIL</text:p>
          </table:table-cell>
          <table:table-cell table:number-columns-repeated="1017"/>
        </table:table-row>
      </table:table>
      <table:table table:name="UpdateBooking" table:style-name="ta1"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8" table:number-columns-repeated="1018" table:default-cell-style-name="ce3"/>
        <table:table-row table:style-name="ro1">
          <table:table-cell table:style-name="ce1" office:value-type="string" calcext:value-type="string">
            <text:p><text:span text:style-name="T1">Booking – UpdateBooking</text:span></text:p>
            <text:p><text:span text:style-name="T2"/></text:p>
            <text:p><text:span text:style-name="T2"/></text:p>
          </table:table-cell>
          <table:table-cell table:style-name="ce4" table:number-columns-repeated="2"/>
          <table:table-cell table:style-name="ce5" office:value-type="string" calcext:value-type="string">
            <text:p><text:span text:style-name="T4">BASE_URL :  </text:span><text:span text:style-name="T4"><text:a xlink:href="https://restful-booker.herokuapp.com/" xlink:type="simple">https://restful-booker.herokuapp.com</text:a></text:span>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10">
          <table:table-cell office:value-type="string" calcext:value-type="string">
            <text:p>TC_001</text:p>
          </table:table-cell>
          <table:table-cell office:value-type="string" calcext:value-type="string">
            <text:p>1. API is up and running</text:p>
            <text:p>2. bookingid : 1 exists</text:p>
          </table:table-cell>
          <table:table-cell office:value-type="string" calcext:value-type="string">
            <text:p>Check Status code and response body </text:p>
            <text:p><text:span text:style-name="T3">[NO AUTH]</text:span></text:p>
          </table:table-cell>
          <table:table-cell office:value-type="string" calcext:value-type="string">
            <text:p/>
            <text:p>PUT /booking/1</text:p>
          </table:table-cell>
          <table:table-cell office:value-type="string" calcext:value-type="string">
            <text:p>1. return status code 403</text:p>
            <text:p>2. response body : Forbidden</text:p>
          </table:table-cell>
          <table:table-cell office:value-type="string" calcext:value-type="string">
            <text:p><text:span text:style-name="T5">1. return status code 403</text:span></text:p>
            <text:p><text:span text:style-name="T5">2. response body : Forbidden</text:span>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C_002</text:p>
          </table:table-cell>
          <table:table-cell office:value-type="string" calcext:value-type="string">
            <text:p>1. API is up and running</text:p>
            <text:p>2. bookingid : 1 exists</text:p>
            <text:p>3. Authorization token is present either using basic or by using Basic Authorization</text:p>
          </table:table-cell>
          <table:table-cell office:value-type="string" calcext:value-type="string">
            <text:p>Check Status code and response body </text:p>
            <text:p><text:span text:style-name="T3">[ALL OK]</text:span></text:p>
          </table:table-cell>
          <table:table-cell office:value-type="string" calcext:value-type="string">
            <text:p/>
            <text:p>1. Request Body : { </text:p>
            <text:p>    "firstname": "Susan",</text:p>
            <text:p>     "lastname": "Wilson",</text:p>
            <text:p>     "totalprice": 326,</text:p>
            <text:p>     "depositpaid": false,</text:p>
            <text:p>     "bookingdates": { </text:p>
            <text:p>        "checkin": "2018-07-13",</text:p>
            <text:p>         "checkout": "2020-05-15"</text:p>
            <text:p>     },</text:p>
            <text:p>     "additionalneeds": "Breakfast"</text:p>
            <text:p> }</text:p>
            <text:p>2. PUT /booking/1</text:p>
          </table:table-cell>
          <table:table-cell office:value-type="string" calcext:value-type="string">
            <text:p>1. return status code 200</text:p>
            <text:p>2. response body : {</text:p>
            <text:p>    "firstname": "Susan",</text:p>
            <text:p>    "lastname": "Wilson",</text:p>
            <text:p>    "totalprice": 326,</text:p>
            <text:p>    "depositpaid": false,</text:p>
            <text:p>    "bookingdates": {</text:p>
            <text:p>        "checkin": "2018-07-13",</text:p>
            <text:p>        "checkout": "2020-05-15"</text:p>
            <text:p>    },</text:p>
            <text:p>    "additionalneeds": "Breakfast"</text:p>
            <text:p>}</text:p>
          </table:table-cell>
          <table:table-cell office:value-type="string" calcext:value-type="string">
            <text:p><text:span text:style-name="T6">1. return status code 200</text:span></text:p>
            <text:p><text:span text:style-name="T7">2. response body : {</text:span></text:p>
            <text:p><text:span text:style-name="T8">    "firstname": "Susan",</text:span></text:p>
            <text:p><text:span text:style-name="T9">    "lastname": "Wilson",</text:span></text:p>
            <text:p><text:span text:style-name="T8">    "totalprice": 326,</text:span></text:p>
            <text:p><text:span text:style-name="T10">    "depositpaid": false,</text:span></text:p>
            <text:p><text:span text:style-name="T6">    "bookingdates": {</text:span></text:p>
            <text:p><text:span text:style-name="T7">        "checkin": "2018-07-13",</text:span></text:p>
            <text:p><text:span text:style-name="T8">        "checkout": "2020-05-15"</text:span></text:p>
            <text:p><text:span text:style-name="T9">    },</text:span></text:p>
            <text:p><text:span text:style-name="T8">    "additionalneeds": "Breakfast"</text:span></text:p>
            <text:p><text:span text:style-name="T10">}</text:span>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C_003</text:p>
          </table:table-cell>
          <table:table-cell office:value-type="string" calcext:value-type="string">
            <text:p>1. API is up and running</text:p>
            <text:p>2. bookingid : 15000000 donot exists</text:p>
            <text:p>3. Authorization token is present either using basic or by using Basic Authorization</text:p>
          </table:table-cell>
          <table:table-cell office:value-type="string" calcext:value-type="string">
            <text:p>Check Status code and response body </text:p>
            <text:p><text:span text:style-name="T3">[BOOKING ID IS NOT IN DB]</text:span></text:p>
          </table:table-cell>
          <table:table-cell office:value-type="string" calcext:value-type="string">
            <text:p/>
            <text:p>1. Request Body : { </text:p>
            <text:p>    "firstname": "Susan",</text:p>
            <text:p>     "lastname": "Wilson",</text:p>
            <text:p>     "totalprice": 326,</text:p>
            <text:p>     "depositpaid": false,</text:p>
            <text:p>     "bookingdates": { </text:p>
            <text:p>        "checkin": "2018-07-13",</text:p>
            <text:p>         "checkout": "2020-05-15"</text:p>
            <text:p>     },</text:p>
            <text:p>     "additionalneeds": "Breakfast"</text:p>
            <text:p> }</text:p>
            <text:p>2. PUT /booking/15000000</text:p>
          </table:table-cell>
          <table:table-cell office:value-type="string" calcext:value-type="string">
            <text:p>1. return status code 404</text:p>
            <text:p>2. response body : Not Found</text:p>
          </table:table-cell>
          <table:table-cell office:value-type="string" calcext:value-type="string">
            <text:p><text:span text:style-name="T16">1. return status code 405</text:span></text:p>
            <text:p><text:span text:style-name="T17">2. response body : Method Not Allowed</text:span></text:p>
          </table:table-cell>
          <table:table-cell table:style-name="ce6" office:value-type="string" calcext:value-type="string">
            <text:p>FAIL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C_004</text:p>
          </table:table-cell>
          <table:table-cell office:value-type="string" calcext:value-type="string">
            <text:p>1. API is up and running</text:p>
            <text:p>2. bookingid : 1 exists</text:p>
            <text:p>3. Authorization token is present either using basic or by using Basic Authorization</text:p>
          </table:table-cell>
          <table:table-cell office:value-type="string" calcext:value-type="string">
            <text:p>Check Status code and response body </text:p>
            <text:p><text:span text:style-name="T3">[MISSING FIELDS]</text:span></text:p>
          </table:table-cell>
          <table:table-cell office:value-type="string" calcext:value-type="string">
            <text:p/>
            <text:p>1. Request Body : { </text:p>
            <text:p>    "firstname": "Susan",</text:p>
            <text:p>     "lastname": "Wilson",</text:p>
            <text:p>     "totalprice": 326,</text:p>
            <text:p>     "bookingdates": { </text:p>
            <text:p>        "checkin": "2018-07-13",</text:p>
            <text:p>         "checkout": "2020-05-15"</text:p>
            <text:p>     },</text:p>
            <text:p>     "additionalneeds": "Breakfast"</text:p>
            <text:p> }</text:p>
            <text:p>2. PUT /booking/1</text:p>
          </table:table-cell>
          <table:table-cell office:value-type="string" calcext:value-type="string">
            <text:p>1. return status code 400</text:p>
            <text:p>2. response body : Bad Request</text:p>
          </table:table-cell>
          <table:table-cell office:value-type="string" calcext:value-type="string">
            <text:p><text:span text:style-name="T16">1. return status code 400</text:span></text:p>
            <text:p><text:span text:style-name="T16">2. response body : Bad Request</text:span></text:p>
          </table:table-cell>
          <table:table-cell table:style-name="ce7" office:value-type="string" calcext:value-type="string">
            <text:p>PASS</text:p>
          </table:table-cell>
          <table:table-cell table:number-columns-repeated="1017"/>
        </table:table-row>
      </table:table>
      <table:table table:name="DeleteBooking" table:style-name="ta1"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8" table:number-columns-repeated="1018" table:default-cell-style-name="ce3"/>
        <table:table-row table:style-name="ro1">
          <table:table-cell table:style-name="ce1" office:value-type="string" calcext:value-type="string">
            <text:p><text:span text:style-name="T1">Booking – DeleteBooking</text:span></text:p>
            <text:p><text:span text:style-name="T2"/></text:p>
            <text:p><text:span text:style-name="T2"/></text:p>
          </table:table-cell>
          <table:table-cell table:style-name="ce4" table:number-columns-repeated="2"/>
          <table:table-cell table:style-name="ce5" office:value-type="string" calcext:value-type="string">
            <text:p><text:span text:style-name="T4">BASE_URL :  </text:span><text:span text:style-name="T4"><text:a xlink:href="https://restful-booker.herokuapp.com/" xlink:type="simple">https://restful-booker.herokuapp.com</text:a></text:span>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Testcase no</text:p>
          </table:table-cell>
          <table:table-cell table:style-name="ce2" office:value-type="string" calcext:value-type="string">
            <text:p>Assumptions</text:p>
          </table:table-cell>
          <table:table-cell table:style-name="ce2" office:value-type="string" calcext:value-type="string">
            <text:p>Testcase Criteria</text:p>
          </table:table-cell>
          <table:table-cell table:style-name="ce2" office:value-type="string" calcext:value-type="string">
            <text:p>Testcase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Testcase Result</text:p>
          </table:table-cell>
          <table:table-cell table:style-name="ce2" table:number-columns-repeated="1017"/>
        </table:table-row>
        <table:table-row table:style-name="ro10">
          <table:table-cell office:value-type="string" calcext:value-type="string">
            <text:p>TC_001</text:p>
          </table:table-cell>
          <table:table-cell office:value-type="string" calcext:value-type="string">
            <text:p>1. API is up and running</text:p>
            <text:p>2. bookingid : 1 exists</text:p>
          </table:table-cell>
          <table:table-cell office:value-type="string" calcext:value-type="string">
            <text:p>Check Status code and response body </text:p>
            <text:p><text:span text:style-name="T3">[NO AUTH]</text:span></text:p>
          </table:table-cell>
          <table:table-cell office:value-type="string" calcext:value-type="string">
            <text:p/>
            <text:p>DELETE /booking/1</text:p>
          </table:table-cell>
          <table:table-cell office:value-type="string" calcext:value-type="string">
            <text:p>1. return status code 403</text:p>
            <text:p>2. response body : Forbidden</text:p>
          </table:table-cell>
          <table:table-cell office:value-type="string" calcext:value-type="string">
            <text:p><text:span text:style-name="T5">1. return status code 403</text:span></text:p>
            <text:p><text:span text:style-name="T5">2. response body : Forbidden</text:span>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C_002</text:p>
          </table:table-cell>
          <table:table-cell office:value-type="string" calcext:value-type="string">
            <text:p>1. API is up and running</text:p>
            <text:p>2. bookingid : 1 exists</text:p>
            <text:p>3. Authorization token is present either using basic or by using Basic Authorization</text:p>
          </table:table-cell>
          <table:table-cell office:value-type="string" calcext:value-type="string">
            <text:p>Check Status code and response body </text:p>
            <text:p><text:span text:style-name="T3">[ALL OK]</text:span></text:p>
          </table:table-cell>
          <table:table-cell office:value-type="string" calcext:value-type="string">
            <text:p><text:span text:style-name="T5"/></text:p>
            <text:p><text:span text:style-name="T5">DELETE /booking/1</text:span></text:p>
          </table:table-cell>
          <table:table-cell table:number-columns-repeated="2" office:value-type="string" calcext:value-type="string">
            <text:p>return status 201</text:p>
          </table:table-cell>
          <table:table-cell office:value-type="string" calcext:value-type="string">
            <text:p>PAS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C_003</text:p>
          </table:table-cell>
          <table:table-cell office:value-type="string" calcext:value-type="string">
            <text:p>1. API is up and running</text:p>
            <text:p>2. bookingid : 15000000 donot exists</text:p>
            <text:p>3. Authorization token is present either using basic or by using Basic Authorization</text:p>
          </table:table-cell>
          <table:table-cell office:value-type="string" calcext:value-type="string">
            <text:p>Check Status code and response body </text:p>
            <text:p><text:span text:style-name="T3">[BOOKING ID IS NOT IN DB]</text:span></text:p>
          </table:table-cell>
          <table:table-cell office:value-type="string" calcext:value-type="string">
            <text:p>DELETE /booking/15000000</text:p>
          </table:table-cell>
          <table:table-cell office:value-type="string" calcext:value-type="string">
            <text:p>1. return status code 404</text:p>
            <text:p>2. response body : Not Found</text:p>
          </table:table-cell>
          <table:table-cell office:value-type="string" calcext:value-type="string">
            <text:p><text:span text:style-name="T16">1. return status code 405</text:span></text:p>
            <text:p><text:span text:style-name="T17">2. response body : Method Not Allowed</text:span></text:p>
          </table:table-cell>
          <table:table-cell table:style-name="ce6" office:value-type="string" calcext:value-type="string">
            <text:p>FAIL</text:p>
          </table:table-cell>
          <table:table-cell table:number-columns-repeated="1017"/>
        </table:table-row>
        <table:table-row table:style-name="ro11">
          <table:table-cell table:number-columns-repeated="6"/>
          <table:table-cell table:style-name="ce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7T22:11:30.384230112</meta:creation-date>
    <dc:date>2024-03-08T01:28:14.904434021</dc:date>
    <meta:editing-duration>PT27M31S</meta:editing-duration>
    <meta:editing-cycles>1</meta:editing-cycles>
    <meta:document-statistic meta:table-count="5" meta:cell-count="171" meta:object-count="0"/>
    <meta:generator>LibreOffice/6.4.7.2$Linux_X86_64 LibreOffice_project/40$Build-2</meta:generator>
  </office:meta>
</office:document-meta>
</file>